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151" officeooo:paragraph-rsid="001cc151"/>
    </style:style>
    <style:style style:name="P2" style:family="paragraph" style:parent-style-name="Standard">
      <style:text-properties fo:font-weight="bold" officeooo:rsid="001cc151" officeooo:paragraph-rsid="001cc151" style:font-weight-asian="bold" style:font-weight-complex="bold"/>
    </style:style>
    <style:style style:name="P3" style:family="paragraph" style:parent-style-name="Standard" style:list-style-name="L1">
      <style:text-properties fo:font-weight="bold" officeooo:rsid="001cc151" officeooo:paragraph-rsid="001cc151" style:font-weight-asian="bold" style:font-weight-complex="bold"/>
    </style:style>
    <style:style style:name="P4" style:family="paragraph" style:parent-style-name="Standard" style:list-style-name="L1">
      <style:text-properties fo:font-weight="bold" officeooo:rsid="001cc151" officeooo:paragraph-rsid="001e7264" style:font-weight-asian="bold" style:font-weight-complex="bold"/>
    </style:style>
    <style:style style:name="P5" style:family="paragraph" style:parent-style-name="Standard" style:list-style-name="L1">
      <style:text-properties fo:font-weight="bold" officeooo:rsid="001cc151" officeooo:paragraph-rsid="001ed229" style:font-weight-asian="bold" style:font-weight-complex="bold"/>
    </style:style>
    <style:style style:name="P6" style:family="paragraph" style:parent-style-name="Standard" style:list-style-name="L1">
      <style:text-properties fo:font-weight="bold" officeooo:rsid="001cc151" officeooo:paragraph-rsid="0024935b" style:font-weight-asian="bold" style:font-weight-complex="bold"/>
    </style:style>
    <style:style style:name="P7" style:family="paragraph" style:parent-style-name="Standard" style:list-style-name="L1">
      <style:text-properties fo:font-weight="bold" officeooo:rsid="001cc151" officeooo:paragraph-rsid="00261cfd" style:font-weight-asian="bold" style:font-weight-complex="bold"/>
    </style:style>
    <style:style style:name="P8" style:family="paragraph" style:parent-style-name="Standard" style:list-style-name="L1">
      <style:text-properties fo:font-weight="bold" officeooo:rsid="001cc151" officeooo:paragraph-rsid="002719d9" style:font-weight-asian="bold" style:font-weight-complex="bold"/>
    </style:style>
    <style:style style:name="P9" style:family="paragraph" style:parent-style-name="Standard" style:list-style-name="L1">
      <style:text-properties fo:font-weight="bold" officeooo:rsid="001cc151" officeooo:paragraph-rsid="00271fac" style:font-weight-asian="bold" style:font-weight-complex="bold"/>
    </style:style>
    <style:style style:name="P10" style:family="paragraph" style:parent-style-name="Standard" style:list-style-name="L1">
      <style:text-properties fo:font-weight="bold" officeooo:rsid="001cc151" officeooo:paragraph-rsid="002af253" style:font-weight-asian="bold" style:font-weight-complex="bold"/>
    </style:style>
    <style:style style:name="P11" style:family="paragraph" style:parent-style-name="Standard">
      <style:text-properties fo:font-weight="bold" officeooo:rsid="001cc151" officeooo:paragraph-rsid="0024935b" style:font-weight-asian="bold" style:font-weight-complex="bold"/>
    </style:style>
    <style:style style:name="P12" style:family="paragraph" style:parent-style-name="Standard">
      <style:text-properties fo:font-weight="bold" officeooo:rsid="001cc151" officeooo:paragraph-rsid="00261cfd" style:font-weight-asian="bold" style:font-weight-complex="bold"/>
    </style:style>
    <style:style style:name="P13" style:family="paragraph" style:parent-style-name="Standard">
      <style:text-properties fo:font-weight="bold" officeooo:rsid="001cc151" officeooo:paragraph-rsid="00271fa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264" style:font-weight-asian="normal" style:font-weight-complex="normal"/>
    </style:style>
    <style:style style:name="T3" style:family="text">
      <style:text-properties fo:font-weight="normal" officeooo:rsid="001ed229" style:font-weight-asian="normal" style:font-weight-complex="normal"/>
    </style:style>
    <style:style style:name="T4" style:family="text">
      <style:text-properties fo:font-weight="normal" officeooo:rsid="00205400" style:font-weight-asian="normal" style:font-weight-complex="normal"/>
    </style:style>
    <style:style style:name="T5" style:family="text">
      <style:text-properties fo:font-weight="normal" officeooo:rsid="0020cef3" style:font-weight-asian="normal" style:font-weight-complex="normal"/>
    </style:style>
    <style:style style:name="T6" style:family="text">
      <style:text-properties fo:font-weight="normal" officeooo:rsid="0021f582" style:font-weight-asian="normal" style:font-weight-complex="normal"/>
    </style:style>
    <style:style style:name="T7" style:family="text">
      <style:text-properties fo:font-weight="normal" officeooo:rsid="0023df74" style:font-weight-asian="normal" style:font-weight-complex="normal"/>
    </style:style>
    <style:style style:name="T8" style:family="text">
      <style:text-properties fo:font-weight="normal" officeooo:rsid="0024935b" style:font-weight-asian="normal" style:font-weight-complex="normal"/>
    </style:style>
    <style:style style:name="T9" style:family="text">
      <style:text-properties fo:font-weight="normal" officeooo:rsid="00261cfd" style:font-weight-asian="normal" style:font-weight-complex="normal"/>
    </style:style>
    <style:style style:name="T10" style:family="text">
      <style:text-properties fo:font-weight="normal" officeooo:rsid="002719d9" style:font-weight-asian="normal" style:font-weight-complex="normal"/>
    </style:style>
    <style:style style:name="T11" style:family="text">
      <style:text-properties fo:font-weight="normal" officeooo:rsid="00271fac" style:font-weight-asian="normal" style:font-weight-complex="normal"/>
    </style:style>
    <style:style style:name="T12" style:family="text">
      <style:text-properties fo:font-weight="normal" officeooo:rsid="002863b2" style:font-weight-asian="normal" style:font-weight-complex="normal"/>
    </style:style>
    <style:style style:name="T13" style:family="text">
      <style:text-properties fo:font-weight="normal" officeooo:rsid="002a342d" style:font-weight-asian="normal" style:font-weight-complex="normal"/>
    </style:style>
    <style:style style:name="T14" style:family="text">
      <style:text-properties fo:font-weight="normal" officeooo:rsid="002af253" style:font-weight-asian="normal" style:font-weight-complex="normal"/>
    </style:style>
    <style:style style:name="T15" style:family="text">
      <style:text-properties fo:font-weight="bold" officeooo:rsid="001cc151" style:font-weight-asian="bold" style:font-weight-complex="bold"/>
    </style:style>
    <style:style style:name="T16" style:family="text">
      <style:text-properties officeooo:rsid="0024935b"/>
    </style:style>
    <style:style style:name="T17" style:family="text">
      <style:text-properties officeooo:rsid="00261cfd"/>
    </style:style>
    <style:style style:name="T18" style:family="text">
      <style:text-properties officeooo:rsid="002719d9"/>
    </style:style>
    <style:style style:name="T19" style:family="text">
      <style:text-properties officeooo:rsid="00271fac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a342d"/>
    </style:style>
    <style:style style:name="T22" style:family="text">
      <style:text-properties officeooo:rsid="002af25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ejercicio 8 – TEATRO</text:p>
      <text:p text:style-name="P1"/>
      <text:p text:style-name="P2">ID: <text:span text:style-name="T2">Registrar la r</text:span><text:span text:style-name="T1">eserva </text:span><text:span text:style-name="T2">de </text:span><text:span text:style-name="T1">Entradas (presencial)</text:span></text:p>
      <text:p text:style-name="P2">Titulo: <text:span text:style-name="T1">como &lt;</text:span><text:span text:style-name="T9">Empleado</text:span><text:span text:style-name="T1">&gt; quiero &lt;</text:span><text:span text:style-name="T2">registrar una </text:span><text:span text:style-name="T1">reserva&gt; para &lt;</text:span><text:span text:style-name="T2">que el usuario pueda</text:span><text:span text:style-name="T1"> pagarlas </text:span><text:span text:style-name="T2">en otro momento</text:span><text:span text:style-name="T1">&gt;</text:span></text:p>
      <text:p text:style-name="P2">Reglas de negocio: <text:span text:style-name="T2">se puede reservar hasta 2 entradas por persona</text:span></text:p>
      <text:p text:style-name="P2">Criterios de aceptacion:</text:p>
      <text:list xml:id="list3602835334" text:style-name="L1">
        <text:list-item>
          <text:p text:style-name="P3">Escenario1: <text:span text:style-name="T1">Reserva exitosa</text:span></text:p>
          <text:list>
            <text:list-item>
              <text:p text:style-name="P4">Dado <text:span text:style-name="T1">una persona “Charly garcia” que solicita 2 entradas, </text:span><text:span text:style-name="T2">de forma presencial en el teatro, el empleado “jorge barrionuevo” ingresa, obra “pinocho”, fecha “10/10/22”, hora “21:00”, nombre cliente </text:span><text:span text:style-name="T1">“Charly garcia” </text:span><text:span text:style-name="T2">y dni “33000421”.</text:span></text:p>
            </text:list-item>
            <text:list-item>
              <text:p text:style-name="P5">Cuando <text:span text:style-name="T3">el empleado ingresa </text:span><text:span text:style-name="T2">obra “pinocho”, fecha “10/10/22”, hora “21:00”, nombre cliente </text:span><text:span text:style-name="T1">“Charly garcia” </text:span><text:span text:style-name="T2">y dni “33000421”.</text:span></text:p>
            </text:list-item>
            <text:list-item>
              <text:p text:style-name="P3">Entonces <text:span text:style-name="T3">el sistema </text:span><text:span text:style-name="T4">registra la reserva de las entradas, e informara </text:span><text:span text:style-name="T9">que su reserva caduca</text:span><text:span text:style-name="T4"> 3hs previas al comienzo del evento </text:span></text:p>
            </text:list-item>
          </text:list>
        </text:list-item>
      </text:list>
      <text:p text:style-name="P2"/>
      <text:p text:style-name="P11"><text:span text:style-name="T20">ID:</text:span> <text:span text:style-name="T16">Retirar reserva previa</text:span></text:p>
      <text:p text:style-name="P11">Titulo: <text:span text:style-name="T8">como &lt;</text:span><text:span text:style-name="T13">usuario</text:span><text:span text:style-name="T8">&gt; quiero &lt;</text:span><text:span text:style-name="T13">retirar las entradas</text:span><text:span text:style-name="T8"> reservadas&gt; para &lt;</text:span><text:span text:style-name="T13">ver el espectaculo</text:span><text:span text:style-name="T8">&gt;</text:span></text:p>
      <text:p text:style-name="P12">Reglas de negocio: <text:span text:style-name="T1">la reserva </text:span><text:span text:style-name="T9">no paga </text:span><text:span text:style-name="T1">caduca 3 horas antes del evento.</text:span></text:p>
      <text:p text:style-name="P11">Criterios de aceptacion:</text:p>
      <text:list xml:id="list111303034340202" text:continue-numbering="true" text:style-name="L1">
        <text:list-item>
          <text:p text:style-name="P6">Escenario <text:span text:style-name="T16">1: </text:span><text:span text:style-name="T17">retiro de reserva exitoso</text:span></text:p>
          <text:list>
            <text:list-item>
              <text:p text:style-name="P7">Dado <text:span text:style-name="T9">un usuario &lt;perla pato&gt; que tiene 2 entradas reservadas y quiere retirarlas 4horas antes del evento </text:span><text:span text:style-name="T13">y quiere</text:span><text:span text:style-name="T9"> </text:span><text:span text:style-name="T12">paga</text:span><text:span text:style-name="T13">r</text:span><text:span text:style-name="T12"> con una tarjeta de credito valida y con fondos suficientes</text:span><text:span text:style-name="T2">, el empleado “jorge barrionuevo” </text:span><text:span text:style-name="T9">ingresa los datos </text:span><text:span text:style-name="T1">“Charly garcia”, </text:span><text:span text:style-name="T9">dni “33000421” <text:s/></text:span><text:span text:style-name="T13">y los datos de la tarjeta</text:span></text:p>
            </text:list-item>
            <text:list-item>
              <text:p text:style-name="P8">Cuando <text:span text:style-name="T9">el </text:span><text:span text:style-name="T10">empleado ingresa los datos </text:span><text:span text:style-name="T1">“Charly garcia”, </text:span><text:span text:style-name="T9">dni “33000421” </text:span><text:span text:style-name="T13">y posteriormente los datos de la tajeta</text:span><text:span text:style-name="T10"> </text:span><text:span text:style-name="T9"><text:s/></text:span></text:p>
            </text:list-item>
            <text:list-item>
              <text:p text:style-name="P6">Entonces <text:span text:style-name="T13">el sistema una ve</text:span><text:span text:style-name="T12">z efectuado el pago imprime </text:span><text:span text:style-name="T13">las entradas reservadas</text:span></text:p>
            </text:list-item>
          </text:list>
        </text:list-item>
        <text:list-item>
          <text:p text:style-name="P8">Escenario <text:span text:style-name="T18">2</text:span><text:span text:style-name="T16">: </text:span><text:span text:style-name="T17">retiro de reserva </text:span><text:span text:style-name="T18">fallido, reserva caduca</text:span></text:p>
          <text:list>
            <text:list-item>
              <text:p text:style-name="P8">Dado <text:span text:style-name="T9">un usuario &lt;p</text:span><text:span text:style-name="T10">ipo chipolleti</text:span><text:span text:style-name="T9">&gt; que tiene 2 entradas reservadas y quiere retirarlas </text:span><text:span text:style-name="T10">2</text:span><text:span text:style-name="T9">horas antes del evento</text:span><text:span text:style-name="T2">, el empleado “jorge barrionuevo” </text:span><text:span text:style-name="T9">ingresa los datos </text:span><text:span text:style-name="T1">“Charly garcia”, </text:span><text:span text:style-name="T9">dni “33000421” </text:span><text:span text:style-name="T13">y datos de la tarjeta de credito</text:span><text:span text:style-name="T9"> </text:span></text:p>
            </text:list-item>
            <text:list-item>
              <text:p text:style-name="P8">Cuando <text:span text:style-name="T9">el </text:span><text:span text:style-name="T10">empleado ingresa los datos </text:span><text:span text:style-name="T1">“Charly garcia”, </text:span><text:span text:style-name="T9">dni “33000421”</text:span><text:span text:style-name="T10"> </text:span><text:span text:style-name="T9"><text:s/></text:span></text:p>
            </text:list-item>
            <text:list-item>
              <text:p text:style-name="P8">Entonces <text:span text:style-name="T10">el sistema que el usuario no tiene entradas reservadas activas.</text:span></text:p>
              <text:p text:style-name="P8"><text:span text:style-name="T10"/></text:p>
            </text:list-item>
          </text:list>
        </text:list-item>
      </text:list>
      <text:p text:style-name="P13">ID: <text:span text:style-name="T5">Comprar entradas </text:span><text:span text:style-name="T8">Online</text:span></text:p>
      <text:p text:style-name="P13">Titulo: <text:span text:style-name="T6">como &lt;usuario&gt; quiero &lt;comprar una entrada </text:span><text:span text:style-name="T10">desde la pagina web</text:span><text:span text:style-name="T6">&gt; para &lt;ver el espectaculo&gt;</text:span></text:p>
      <text:p text:style-name="P13">Reglas de negocio: <text:span text:style-name="T9">pago con tarjeta de credito</text:span></text:p>
      <text:p text:style-name="P13">Criterios de aceptacion: </text:p>
      <text:list xml:id="list111301012889282" text:continue-numbering="true" text:style-name="L1">
        <text:list-item>
          <text:p text:style-name="P9">Escenario1: <text:span text:style-name="T7">Compra de entrada exitoso </text:span></text:p>
          <text:list>
            <text:list-item>
              <text:p text:style-name="P9">Dado <text:span text:style-name="T7">un usuario “charly garcia” </text:span><text:span text:style-name="T8">que selecciona el evento “pinocho”, dni “33000421”, cantidad de boletos </text:span><text:span text:style-name="T10">4 </text:span><text:span text:style-name="T11">y que pagara con una tarjeta de credito valida y con fondo suficientes</text:span></text:p>
            </text:list-item>
            <text:list-item>
              <text:p text:style-name="P9">Cuando <text:span text:style-name="T8">el</text:span><text:span text:style-name="T7"> usuario</text:span><text:span text:style-name="T8"> selecciona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9">Entonces <text:span text:style-name="T8">el sistema lo redirigue a la pagina de pago con tarjeta de credito, </text:span><text:span text:style-name="T11">una vez efectuado este, emite un codigo de compra </text:span><text:span text:style-name="T13">para retirar las entradas en la boleteria</text:span><text:span text:style-name="T8">.</text:span></text:p>
            </text:list-item>
          </text:list>
        </text:list-item>
      </text:list>
      <text:p text:style-name="P13"><text:span text:style-name="T8"/></text:p>
      <text:p text:style-name="P13">ID: <text:span text:style-name="T5">Comprar entradas </text:span><text:span text:style-name="T11">personalmente</text:span></text:p>
      <text:p text:style-name="P13">Titulo: <text:span text:style-name="T6">como &lt;usuario&gt; quiero &lt;comprar una entrada&gt; para &lt;ver el espectaculo&gt;</text:span></text:p>
      <text:p text:style-name="P13"><text:soft-page-break/>Reglas de negocio: <text:span text:style-name="T9">pago con tarjeta de credito</text:span></text:p>
      <text:p text:style-name="P13">Criterios de aceptacion: </text:p>
      <text:list xml:id="list111302396831943" text:continue-numbering="true" text:style-name="L1">
        <text:list-item>
          <text:p text:style-name="P9">Escenario1: <text:span text:style-name="T7">Compra de entrada exitoso </text:span></text:p>
          <text:list>
            <text:list-item>
              <text:p text:style-name="P9">Dado <text:span text:style-name="T7">un usuario “charly garcia” </text:span><text:span text:style-name="T8">que </text:span><text:span text:style-name="T11">se presenta a la boletaria del teatro, le da datos al empleado “juan toscano” quien </text:span><text:span text:style-name="T8">selecciona el evento “pinocho”, dni “33000421”, cantidad de boletos </text:span><text:span text:style-name="T10">4 </text:span><text:span text:style-name="T11">y le da una tarjeta de credito valida y con fondo suficientes</text:span></text:p>
            </text:list-item>
            <text:list-item>
              <text:p text:style-name="P9">Cuando <text:span text:style-name="T8">el</text:span><text:span text:style-name="T7"> </text:span><text:span text:style-name="T11">empleado ingresa</text:span><text:span text:style-name="T8">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9">Entonces <text:span text:style-name="T8">el sistema lo redirigue a la pagina de pago con tarjeta de credito, </text:span><text:span text:style-name="T11">una vez efectuado este, el sis</text:span><text:span text:style-name="T13">tema</text:span><text:span text:style-name="T11"> imprime las entradas correspondientes</text:span><text:span text:style-name="T8">.</text:span></text:p>
            </text:list-item>
          </text:list>
        </text:list-item>
      </text:list>
      <text:p text:style-name="P13"/>
      <text:p text:style-name="P2">ID: <text:span text:style-name="T17">P</text:span><text:span text:style-name="T16">ago con tarjeta de credito</text:span></text:p>
      <text:p text:style-name="P2">Titulo: <text:span text:style-name="T8">Como &lt;</text:span><text:span text:style-name="T10">usuario</text:span><text:span text:style-name="T8">&gt; quiero &lt;</text:span><text:span text:style-name="T9">validar una tarjeta de credito</text:span><text:span text:style-name="T8">&gt; para &lt;</text:span><text:span text:style-name="T9">efectuar un pago</text:span><text:span text:style-name="T8">&gt;</text:span></text:p>
      <text:p text:style-name="P2">Reglas de negocio: -</text:p>
      <text:p text:style-name="P2">Criterios de aceptacion:</text:p>
      <text:list xml:id="list111301588380184" text:continue-numbering="true" text:style-name="L1">
        <text:list-item>
          <text:p text:style-name="P3">Escenario1: <text:span text:style-name="T17">pago exitoso</text:span></text:p>
          <text:list>
            <text:list-item>
              <text:p text:style-name="P3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suficientes</text:span><text:span text:style-name="T9"> </text:span></text:p>
            </text:list-item>
            <text:list-item>
              <text:p text:style-name="P8">Cuando <text:span text:style-name="T10">el usuario ingresa un numero “213456123” fecha de vencimiento “11-2028”, codigo de seguridad es “999”</text:span></text:p>
            </text:list-item>
            <text:list-item>
              <text:p text:style-name="P3">Entonces <text:span text:style-name="T11">el sistema informa que el pago fue exitoso</text:span></text:p>
            </text:list-item>
          </text:list>
        </text:list-item>
        <text:list-item>
          <text:p text:style-name="P9">Escenario<text:span text:style-name="T19">2</text:span>: <text:span text:style-name="T17">pago </text:span><text:span text:style-name="T19">fallido, fondos insuficientes</text:span></text:p>
          <text:list>
            <text:list-item>
              <text:p text:style-name="P9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</text:span><text:span text:style-name="T11">in</text:span><text:span text:style-name="T10">suficientes</text:span><text:span text:style-name="T9"> </text:span></text:p>
            </text:list-item>
            <text:list-item>
              <text:p text:style-name="P9">Cuando <text:span text:style-name="T10">el usuario ingresa un numero “213456123” fecha de vencimiento “11-2028”, codigo de seguridad es “999”</text:span></text:p>
            </text:list-item>
            <text:list-item>
              <text:p text:style-name="P9">Entonces <text:span text:style-name="T11">el sistema informa que el pago fue fallido, por falta de fondos</text:span></text:p>
            </text:list-item>
          </text:list>
        </text:list-item>
        <text:list-item>
          <text:p text:style-name="P9">Escenario <text:span text:style-name="T19">3</text:span>: <text:span text:style-name="T17">pago </text:span><text:span text:style-name="T19">fallido, servidor de banco fuera de linea </text:span></text:p>
          <text:list>
            <text:list-item>
              <text:p text:style-name="P9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suficientes</text:span><text:span text:style-name="T9"> </text:span></text:p>
            </text:list-item>
            <text:list-item>
              <text:p text:style-name="P9">Cuando <text:span text:style-name="T10">el usuario ingresa un numero “213456123” fecha de vencimiento “11-2028”, codigo de seguridad es “999”</text:span></text:p>
            </text:list-item>
            <text:list-item>
              <text:p text:style-name="P9"><text:span text:style-name="T19">Entonces</text:span><text:span text:style-name="T11"> el sistema de validacion no responde y se cancela la validacion</text:span></text:p>
            </text:list-item>
          </text:list>
        </text:list-item>
        <text:list-item>
          <text:p text:style-name="P9">Escenario<text:span text:style-name="T19">4</text:span>: <text:span text:style-name="T17">pago </text:span><text:span text:style-name="T19">fallido, tarjeta no reconocida</text:span></text:p>
          <text:list>
            <text:list-item>
              <text:p text:style-name="P9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</text:span><text:span text:style-name="T11">99</text:span><text:span text:style-name="T10">” que </text:span><text:span text:style-name="T11">no </text:span><text:span text:style-name="T10">pertenece a una tarjeta de credito, fecha de vencimiento “11-2028” cuyo codigo de seguridad es “999”</text:span><text:span text:style-name="T9"> </text:span></text:p>
            </text:list-item>
            <text:list-item>
              <text:p text:style-name="P9">Cuando <text:span text:style-name="T10">el usuario ingresa un numero “2134561</text:span><text:span text:style-name="T11">99</text:span><text:span text:style-name="T10">” fecha de vencimiento “11-2028”, codigo de seguridad es “999”</text:span></text:p>
            </text:list-item>
            <text:list-item>
              <text:p text:style-name="P9"><text:span text:style-name="T19">Entonces</text:span><text:span text:style-name="T11"> el sistema informa que la tarjeta no es valida.</text:span></text:p>
            </text:list-item>
          </text:list>
        </text:list-item>
      </text:list>
      <text:p text:style-name="P2"/>
      <text:p text:style-name="P2">ID: <text:span text:style-name="T21">R</text:span><text:span text:style-name="T13">etiro de entradas compradas online</text:span> </text:p>
      <text:p text:style-name="P2">Titulo: <text:span text:style-name="T13">como &lt;usuario&gt; quiero retirar entradas compradas via web para asistir al show</text:span></text:p>
      <text:p text:style-name="P2">Reglas de negocio: </text:p>
      <text:p text:style-name="P2">Criterios de aceptacion:</text:p>
      <text:list xml:id="list111302325751945" text:continue-numbering="true" text:style-name="L1">
        <text:list-item>
          <text:p text:style-name="P3">Escenario1: <text:span text:style-name="T21">retiro de entradas con codigo de compra Exitoso</text:span></text:p>
          <text:list>
            <text:list-item>
              <text:p text:style-name="P3"><text:soft-page-break/>Dado <text:span text:style-name="T13">un usuario “oscar martinez” </text:span><text:span text:style-name="T14">que</text:span><text:span text:style-name="T13"> tiene un codigo de compra “111-22” se presenta en la boleteria para retirar entradas, el empleado “jorge massa” ingresa l</text:span><text:span text:style-name="T14">el codigo “111-22”.</text:span></text:p>
            </text:list-item>
            <text:list-item>
              <text:p text:style-name="P3">Cuando <text:span text:style-name="T14">un empleado ingresa el codigo de compra “111-22”</text:span></text:p>
            </text:list-item>
            <text:list-item>
              <text:p text:style-name="P10">Entonces <text:span text:style-name="T14">el sistema imprime las entradas correspondientes para ese numero de compra.</text:span></text:p>
            </text:list-item>
          </text:list>
        </text:list-item>
        <text:list-item>
          <text:p text:style-name="P10">Escenario <text:span text:style-name="T22">2</text:span>: <text:span text:style-name="T21">retiro de entradas con codigo de compra </text:span><text:span text:style-name="T22">fallido, no reconoce el codigo</text:span></text:p>
          <text:list>
            <text:list-item>
              <text:p text:style-name="P10">Dado <text:span text:style-name="T13">un usuario “oscar martinez” </text:span><text:span text:style-name="T14">que</text:span><text:span text:style-name="T13"> tiene un codigo de compra “111-</text:span><text:span text:style-name="T14">33</text:span><text:span text:style-name="T13">” se presenta en la boleteria para retirar entradas, el empleado “jorge massa” ingresa l</text:span><text:span text:style-name="T14">el codigo “111-33”.</text:span></text:p>
            </text:list-item>
            <text:list-item>
              <text:p text:style-name="P10">Cuando <text:span text:style-name="T14">un empleado ingresa el codigo de compra “111-3”</text:span></text:p>
            </text:list-item>
            <text:list-item>
              <text:p text:style-name="P10"><text:span text:style-name="T22">Entonces</text:span><text:span text:style-name="T14"> el sistema informa que no reconoce el codigo de compra. “codigo de compra invalido”.</text:span></text:p>
              <text:p text:style-name="P10"><text:span text:style-name="T14"/></text:p>
            </text:list-item>
          </text:list>
        </text:list-item>
      </text:list>
      <text:p text:style-name="P2">ID: <text:span text:style-name="T22">Cargar funciones a las salas</text:span></text:p>
      <text:p text:style-name="P2">Titulo: <text:span text:style-name="T14">como &lt;administrador&gt; quiero &lt;cargar las funciones a las salas&gt; para &lt;que los usuarios puedan ver los shows disponibles&gt;</text:span></text:p>
      <text:p text:style-name="P2">Reglas de negocio: </text:p>
      <text:p text:style-name="P2">Criterios de aceptacion:</text:p>
      <text:list xml:id="list111303075760988" text:continue-numbering="true" text:style-name="L1">
        <text:list-item>
          <text:p text:style-name="P3">Escenario1: <text:span text:style-name="T14">carga de shows exitoso</text:span></text:p>
          <text:list>
            <text:list-item>
              <text:p text:style-name="P3">Dado <text:span text:style-name="T14">un administrador “hugito” quien carga los datos: <text:s/>show “pinocho”, fecha “14/10/22, 17/10/22”, sala “1”, precio de la entrada “$50”, cantidad de butacas disponibles 34</text:span></text:p>
            </text:list-item>
            <text:list-item>
              <text:p text:style-name="P10">Cuando <text:span text:style-name="T14">el administrador ingresa show “pinocho”, fecha “14/10/22, 17/10/22”, sala “1”, precio de la entrada “$50” cantidad de butacas 34</text:span></text:p>
            </text:list-item>
            <text:list-item>
              <text:p text:style-name="P3">Entonces <text:span text:style-name="T14">el sistema muestra el show con su valor y la cantidad de entradas disponibles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8:42:37.070065483</meta:creation-date>
    <dc:date>2023-10-15T11:11:46.851479001</dc:date>
    <meta:editing-duration>PT13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1094" meta:character-count="6762" meta:non-whitespace-character-count="5774"/>
  </office:meta>
</office:document-meta>
</file>